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63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8.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START_BYT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CODE – HEX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DATA_0</text:p>
          </table:table-cell>
          <table:table-cell table:style-name="ce4" office:value-type="string" calcext:value-type="string">
            <text:p>DATA_1</text:p>
          </table:table-cell>
          <table:table-cell table:style-name="ce3" office:value-type="string" calcext:value-type="string">
            <text:p>END_BYTE</text:p>
          </table:table-cell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0x??</text:p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Elenc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a rimuovere?</text:p>
          </table:table-cell>
          <table:table-cell table:style-name="ce5" office:value-type="string" calcext:value-type="string">
            <text:p>Nome</text:p>
          </table:table-cell>
          <table:table-cell table:style-name="ce5"/>
          <table:table-cell/>
          <table:table-cell table:style-name="ce5" table:number-columns-repeated="3"/>
          <table:table-cell table:style-name="ce5" office:value-type="string" calcext:value-type="string">
            <text:p>Descrizione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float" office:value="0" calcext:value-type="float">
            <text:p>0</text:p>
          </table:table-cell>
          <table:table-cell table:formula="of:= COM.MICROSOFT.CONCAT(&quot;0x&quot;; DEC2HEX([.C6];2))" office:value-type="string" office:string-value="0x00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 partir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PLAY_INDEX</text:p>
          </table:table-cell>
          <table:table-cell office:value-type="float" office:value="1" calcext:value-type="float">
            <text:p>1</text:p>
          </table:table-cell>
          <table:table-cell table:formula="of:= COM.MICROSOFT.CONCAT(&quot;0x&quot;; DEC2HEX([.C7];2))" office:value-type="string" office:string-value="0x01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e della canzone [0,255]</text:p>
          </table:table-cell>
          <table:table-cell/>
          <table:table-cell office:value-type="string" calcext:value-type="string">
            <text:p>Riproduce la canzone selezionata dall’indice passato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float" office:value="2" calcext:value-type="float">
            <text:p>2</text:p>
          </table:table-cell>
          <table:table-cell table:formula="of:= COM.MICROSOFT.CONCAT(&quot;0x&quot;; DEC2HEX([.C8];2))" office:value-type="string" office:string-value="0x02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omp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float" office:value="3" calcext:value-type="float">
            <text:p>3</text:p>
          </table:table-cell>
          <table:table-cell table:formula="of:= COM.MICROSOFT.CONCAT(&quot;0x&quot;; DEC2HEX([.C9];2))" office:value-type="string" office:string-value="0x03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za il volume (di 5)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float" office:value="4" calcext:value-type="float">
            <text:p>4</text:p>
          </table:table-cell>
          <table:table-cell table:formula="of:= COM.MICROSOFT.CONCAT(&quot;0x&quot;; DEC2HEX([.C10];2))" office:value-type="string" office:string-value="0x04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bassa il volume (di 5)</text:p>
          </table:table-cell>
        </table:table-row>
        <table:table-row table:style-name="ro1">
          <table:table-cell/>
          <table:table-cell office:value-type="string" calcext:value-type="string">
            <text:p>TOGGLE_MUTE</text:p>
          </table:table-cell>
          <table:table-cell office:value-type="float" office:value="5" calcext:value-type="float">
            <text:p>5</text:p>
          </table:table-cell>
          <table:table-cell table:formula="of:= COM.MICROSOFT.CONCAT(&quot;0x&quot;; DEC2HEX([.C11];2))" office:value-type="string" office:string-value="0x05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tiva / Disattiva il volume</text:p>
          </table:table-cell>
        </table:table-row>
        <table:table-row table:style-name="ro1">
          <table:table-cell/>
          <table:table-cell office:value-type="string" calcext:value-type="string">
            <text:p>SET_VOLUME</text:p>
          </table:table-cell>
          <table:table-cell office:value-type="float" office:value="6" calcext:value-type="float">
            <text:p>6</text:p>
          </table:table-cell>
          <table:table-cell table:formula="of:= COM.MICROSOFT.CONCAT(&quot;0x&quot;; DEC2HEX([.C12];2))" office:value-type="string" office:string-value="0x06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me [0,100]</text:p>
          </table:table-cell>
          <table:table-cell/>
          <table:table-cell office:value-type="string" calcext:value-type="string">
            <text:p>Imposta il volume al valore desiderato (da 0 a 100)</text:p>
          </table:table-cell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office:value-type="float" office:value="7" calcext:value-type="float">
            <text:p>7</text:p>
          </table:table-cell>
          <table:table-cell table:formula="of:= COM.MICROSOFT.CONCAT(&quot;0x&quot;; DEC2HEX([.C13];2))" office:value-type="string" office:string-value="0x07" calcext:value-type="string">
            <text:p>0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i (1) / Spenti (0)</text:p>
          </table:table-cell>
          <table:table-cell/>
          <table:table-cell office:value-type="string" calcext:value-type="string">
            <text:p>Imposta lo stato degli occhi (se accesi o spenti)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9" calcext:value-type="float">
            <text:p>9</text:p>
          </table:table-cell>
          <table:table-cell table:formula="of:= COM.MICROSOFT.CONCAT(&quot;0x&quot;; DEC2HEX([.C14];2))" office:value-type="string" office:string-value="0x09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D [0,255]</text:p>
          </table:table-cell>
          <table:table-cell office:value-type="string" calcext:value-type="string">
            <text:p>PotS [0,255]</text:p>
          </table:table-cell>
          <table:table-cell office:value-type="string" calcext:value-type="string">
            <text:p>Fa muovere I motori in base alla potenza passata nel comando</text:p>
          </table:table-cell>
        </table:table-row>
        <table:table-row table:style-name="ro1">
          <table:table-cell/>
          <table:table-cell office:value-type="string" calcext:value-type="string">
            <text:p>OPEN_LID</text:p>
          </table:table-cell>
          <table:table-cell office:value-type="float" office:value="10" calcext:value-type="float">
            <text:p>10</text:p>
          </table:table-cell>
          <table:table-cell table:formula="of:= COM.MICROSOFT.CONCAT(&quot;0x&quot;; DEC2HEX([.C15];2))" office:value-type="string" office:string-value="0x0A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re il coperchio</text:p>
          </table:table-cell>
        </table:table-row>
        <table:table-row table:style-name="ro1">
          <table:table-cell/>
          <table:table-cell office:value-type="string" calcext:value-type="string">
            <text:p>CLOSE_LID</text:p>
          </table:table-cell>
          <table:table-cell office:value-type="float" office:value="11" calcext:value-type="float">
            <text:p>11</text:p>
          </table:table-cell>
          <table:table-cell table:formula="of:= COM.MICROSOFT.CONCAT(&quot;0x&quot;; DEC2HEX([.C16];2))" office:value-type="string" office:string-value="0x0B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ude il coperchio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12" calcext:value-type="float">
            <text:p>12</text:p>
          </table:table-cell>
          <table:table-cell table:formula="of:= COM.MICROSOFT.CONCAT(&quot;0x&quot;; DEC2HEX([.C17];2))" office:value-type="string" office:string-value="0x0C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e razzo sparare [0,3]</text:p>
          </table:table-cell>
          <table:table-cell/>
          <table:table-cell office:value-type="string" calcext:value-type="string">
            <text:p>Spara il razzo selezionato dall’indic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HECK_CONNECTION</text:p>
          </table:table-cell>
          <table:table-cell office:value-type="float" office:value="13" calcext:value-type="float">
            <text:p>13</text:p>
          </table:table-cell>
          <table:table-cell table:formula="of:= COM.MICROSOFT.CONCAT(&quot;0x&quot;; DEC2HEX([.C18];2))" office:value-type="string" office:string-value="0x0D" calcext:value-type="string">
            <text:p>0x0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ssaggio che richiede l’invio di “CONNECTION_OK” in modo da controllare che la connessione sia ancora attiv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NNECTION_OK</text:p>
          </table:table-cell>
          <table:table-cell office:value-type="float" office:value="14" calcext:value-type="float">
            <text:p>14</text:p>
          </table:table-cell>
          <table:table-cell table:formula="of:= COM.MICROSOFT.CONCAT(&quot;0x&quot;; DEC2HEX([.C19];2))" office:value-type="string" office:string-value="0x0E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a connessione è ancora attiva</text:p>
          </table:table-cell>
        </table:table-row>
        <table:table-row table:style-name="ro1">
          <table:table-cell/>
          <table:table-cell office:value-type="string" calcext:value-type="string">
            <text:p>CHECK_BATTERY</text:p>
          </table:table-cell>
          <table:table-cell office:value-type="float" office:value="15" calcext:value-type="float">
            <text:p>15</text:p>
          </table:table-cell>
          <table:table-cell table:formula="of:= COM.MICROSOFT.CONCAT(&quot;0x&quot;; DEC2HEX([.C20];2))" office:value-type="string" office:string-value="0x0F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chiede l’invio di “BATTERY_STATUS” con all’interno la batteria rimanente in percentuale</text:p>
          </table:table-cell>
        </table:table-row>
        <table:table-row table:style-name="ro1">
          <table:table-cell/>
          <table:table-cell office:value-type="string" calcext:value-type="string">
            <text:p>BATTERY_STATUS</text:p>
          </table:table-cell>
          <table:table-cell office:value-type="float" office:value="16" calcext:value-type="float">
            <text:p>16</text:p>
          </table:table-cell>
          <table:table-cell table:formula="of:= COM.MICROSOFT.CONCAT(&quot;0x&quot;; DEC2HEX([.C21];2))" office:value-type="string" office:string-value="0x10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o batteria [0, 100]</text:p>
          </table:table-cell>
          <table:table-cell/>
          <table:table-cell office:value-type="string" calcext:value-type="string">
            <text:p>Indica il valore di energia rimasta nella batteri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SYNC</text:p>
          </table:table-cell>
          <table:table-cell office:value-type="float" office:value="17" calcext:value-type="float">
            <text:p>17</text:p>
          </table:table-cell>
          <table:table-cell table:formula="of:= COM.MICROSOFT.CONCAT(&quot;0x&quot;; DEC2HEX([.C22];2))" office:value-type="string" office:string-value="0x11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’ESP è pronto a ricevere</text:p>
          </table:table-cell>
        </table:table-row>
        <table:table-row table:style-name="ro1">
          <table:table-cell/>
          <table:table-cell office:value-type="string" calcext:value-type="string">
            <text:p>NEXT_SONG</text:p>
          </table:table-cell>
          <table:table-cell office:value-type="float" office:value="18" calcext:value-type="float">
            <text:p>18</text:p>
          </table:table-cell>
          <table:table-cell table:formula="of:= COM.MICROSOFT.CONCAT(&quot;0x&quot;; DEC2HEX([.C23];2))" office:value-type="string" office:string-value="0x12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ossima nella lista</text:p>
          </table:table-cell>
        </table:table-row>
        <table:table-row table:style-name="ro1">
          <table:table-cell/>
          <table:table-cell office:value-type="string" calcext:value-type="string">
            <text:p>PREVIOUS_SONG</text:p>
          </table:table-cell>
          <table:table-cell office:value-type="float" office:value="19" calcext:value-type="float">
            <text:p>19</text:p>
          </table:table-cell>
          <table:table-cell table:formula="of:= COM.MICROSOFT.CONCAT(&quot;0x&quot;; DEC2HEX([.C24];2))" office:value-type="string" office:string-value="0x13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ecedente nella lista</text:p>
          </table:table-cell>
        </table:table-row>
        <table:table-row table:style-name="ro1">
          <table:table-cell/>
          <table:table-cell office:value-type="string" calcext:value-type="string">
            <text:p>CONNECTED</text:p>
          </table:table-cell>
          <table:table-cell office:value-type="float" office:value="20" calcext:value-type="float">
            <text:p>20</text:p>
          </table:table-cell>
          <table:table-cell table:formula="of:= COM.MICROSOFT.CONCAT(&quot;0x&quot;; DEC2HEX([.C25];2))" office:value-type="string" office:string-value="0x14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ONNECTED</text:p>
          </table:table-cell>
          <table:table-cell office:value-type="float" office:value="21" calcext:value-type="float">
            <text:p>21</text:p>
          </table:table-cell>
          <table:table-cell table:formula="of:= COM.MICROSOFT.CONCAT(&quot;0x&quot;; DEC2HEX([.C26];2))" office:value-type="string" office:string-value="0x15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UNCH_FAILURE</text:p>
          </table:table-cell>
          <table:table-cell office:value-type="float" office:value="200" calcext:value-type="float">
            <text:p>200</text:p>
          </table:table-cell>
          <table:table-cell table:formula="of:= COM.MICROSOFT.CONCAT(&quot;0x&quot;; DEC2HEX([.C27];2))" office:value-type="string" office:string-value="0xC8" calcext:value-type="string">
            <text:p>0xC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c’è stato un errore nel comando di lancio di un razzo. Può darsi che indichi che il coperchio non è completamente aperto</text:p>
          </table:table-cell>
        </table:table-row>
        <table:table-row table:style-name="ro1">
          <table:table-cell/>
          <table:table-cell office:value-type="string" calcext:value-type="string">
            <text:p>BATTERY_LOW</text:p>
          </table:table-cell>
          <table:table-cell office:value-type="float" office:value="201" calcext:value-type="float">
            <text:p>201</text:p>
          </table:table-cell>
          <table:table-cell table:formula="of:= COM.MICROSOFT.CONCAT(&quot;0x&quot;; DEC2HEX([.C28];2))" office:value-type="string" office:string-value="0xC9" calcext:value-type="string">
            <text:p>0xC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la batteria è troppo bassa per continuare</text:p>
          </table:table-cell>
        </table:table-row>
        <table:table-row table:style-name="ro1">
          <table:table-cell/>
          <table:table-cell office:value-type="string" calcext:value-type="string">
            <text:p>HOLDER_FULL</text:p>
          </table:table-cell>
          <table:table-cell office:value-type="float" office:value="202" calcext:value-type="float">
            <text:p>202</text:p>
          </table:table-cell>
          <table:table-cell table:formula="of:= COM.MICROSOFT.CONCAT(&quot;0x&quot;; DEC2HEX([.C29];2))" office:value-type="string" office:string-value="0xCA" calcext:value-type="string">
            <text:p>0xC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T_FOUND</text:p>
          </table:table-cell>
          <table:table-cell office:value-type="float" office:value="255" calcext:value-type="float">
            <text:p>255</text:p>
          </table:table-cell>
          <table:table-cell table:formula="of:= COM.MICROSOFT.CONCAT(&quot;0x&quot;; DEC2HEX([.C30];2))" office:value-type="string" office:string-value="0xFF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5:Sheet1.H4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52:12.579642891</meta:creation-date>
    <meta:generator>LibreOffice/7.3.7.2$Linux_X86_64 LibreOffice_project/30$Build-2</meta:generator>
    <dc:date>2023-07-28T10:50:59.916395384</dc:date>
    <meta:editing-duration>PT1H24M19S</meta:editing-duration>
    <meta:editing-cycles>12</meta:editing-cycles>
    <meta:document-statistic meta:table-count="1" meta:cell-count="151" meta:object-count="0"/>
  </office:meta>
</office:document-meta>
</file>